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17CD63F3.png" manifest:media-type="image/pn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73cm" fo:min-width="16.532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8cm" fo:min-width="11.423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5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4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37cm" fo:min-width="11.59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_31__5f_Title_20_Slide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_31__5f_Title_20_Slide_5f_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8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4" style:family="paragraph">
      <loext:graphic-properties draw:fill="none"/>
      <style:paragraph-properties fo:margin-left="0cm" fo:margin-right="0cm" fo:margin-top="0cm" fo:margin-bottom="0cm" fo:line-height="11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.141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T7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1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6.911cm" svg:height="2.462cm" svg:x="1.589cm" svg:y="4.538cm">
          <text:p text:style-name="P1"><text:span text:style-name="T1">${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2" draw:text-style-name="P4" draw:layer="layout" svg:width="11.802cm" svg:height="1.147cm" svg:x="1.698cm" svg:y="6.716cm">
          <text:p text:style-name="P3"><text:span text:style-name="T2">${subtitulo-presentacio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3" draw:text-style-name="P5" draw:layer="layout" svg:width="3.237cm" svg:height="3.237cm" draw:transform="rotate (-3.14159265358979) translate (3.21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4" draw:text-style-name="P6" draw:layer="layout" svg:width="9.885cm" svg:height="14.377cm" draw:transform="rotate (-3.14159265358979) translate (25.386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5" draw:text-style-name="P5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6" draw:text-style-name="P7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7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8" draw:text-style-name="P10" draw:layer="layout" svg:width="8.194cm" svg:height="2.062cm" svg:x="1.902cm" svg:y="1.764cm">
          <text:p text:style-name="P9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9" draw:text-style-name="P7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10" draw:text-style-name="P10" draw:layer="layout" svg:width="21.105cm" svg:height="8.173cm" svg:x="1.876cm" svg:y="3.827cm">
          <text:p text:style-name="P9"><text:span text:style-name="T4">${contenido-textual}</text:span></text:p>
          <text:p text:style-name="P9"><text:span text:style-name="T5"/></text:p>
          <text:p text:style-name="P11"><text:span text:style-name="T6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custom-shape draw:name="Google Shape;119;p 2" draw:style-name="gr11" draw:text-style-name="P15" draw:layer="layout" svg:width="6.535cm" svg:height="0.552cm" draw:transform="rotate (1.5707963267949) translate (24.133cm 10.706cm)">
          <text:p text:style-name="P14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7" draw:layer="layout" svg:width="12.7cm" svg:height="9.524cm" svg:x="3.176cm" svg:y="1.905cm" draw:page-number="2" presentation:class="page"/>
          <draw:frame draw:name="Google Shape;110;ga6328155e2_0_84:notes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2" draw:text-style-name="P17" draw:layer="layout" svg:width="12.601cm" svg:height="8.874cm" svg:x="1.882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7" draw:layer="layout" svg:width="12.7cm" svg:height="9.524cm" svg:x="3.176cm" svg:y="1.905cm" draw:page-number="3" presentation:class="page"/>
        </presentation:notes>
      </draw:page>
      <draw:page draw:name="page4" draw:style-name="dp5" draw:master-page-name="_31__5f_Title_20_Slide_5f_">
        <draw:custom-shape draw:name="Google Shape;244;p 1" draw:style-name="gr17" draw:text-style-name="P10" draw:layer="layout" svg:width="11.598cm" svg:height="1.736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3" draw:style-name="gr12" draw:text-style-name="P17" draw:layer="layout" svg:width="12.601cm" svg:height="8.874cm" svg:x="1.882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3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3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3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3" presentation:style-name="pr5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1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3" draw:style-name="gr7" draw:layer="layout" svg:width="12.7cm" svg:height="9.524cm" svg:x="3.176cm" svg:y="1.905cm" draw:page-number="4" presentation:class="page"/>
        </presentation:notes>
      </draw:page>
      <draw:page draw:name="page5" draw:style-name="dp5" draw:master-page-name="_31__5f_Title_20_Slide_5f__5f_">
        <draw:custom-shape draw:name="Google Shape;244;p 2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2" draw:style-name="gr12" draw:text-style-name="P17" draw:layer="layout" svg:width="12.601cm" svg:height="8.874cm" svg:x="1.882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2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2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2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2" presentation:style-name="pr7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2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2" draw:style-name="gr7" draw:layer="layout" svg:width="12.7cm" svg:height="9.524cm" svg:x="3.176cm" svg:y="1.905cm" draw:page-number="5" presentation:class="page"/>
        </presentation:notes>
      </draw:page>
      <draw:page draw:name="page6" draw:style-name="dp5" draw:master-page-name="_31__5f_Title_20_Slide_5f__5f_">
        <draw:custom-shape draw:name="Google Shape;244;p 3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4" draw:style-name="gr12" draw:text-style-name="P17" draw:layer="layout" svg:width="12.601cm" svg:height="8.874cm" svg:x="1.882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4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4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4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4" presentation:style-name="pr7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3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4" draw:style-name="gr7" draw:layer="layout" svg:width="12.7cm" svg:height="9.524cm" svg:x="3.176cm" svg:y="1.905cm" draw:page-number="6" presentation:class="page"/>
        </presentation:notes>
      </draw:page>
      <draw:page draw:name="page7" draw:style-name="dp5" draw:master-page-name="_31__5f_Title_20_Slide_5f__5f_">
        <draw:custom-shape draw:name="Google Shape;244;p 4" draw:style-name="gr8" draw:text-style-name="P10" draw:layer="layout" svg:width="8.194cm" svg:height="2.062cm" svg:x="1.902cm" svg:y="1.764cm">
          <text:p text:style-name="P9"><text:span text:style-name="T7">${titulo-diapositiva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5" draw:style-name="gr12" draw:text-style-name="P17" draw:layer="layout" svg:width="12.601cm" svg:height="8.874cm" svg:x="1.882cm" svg:y="3.5cm">
          <text:p text:style-name="P16"><text:span text:style-name="T8">${contenido-textual}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5" draw:style-name="gr13" draw:text-style-name="P6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5" draw:style-name="gr14" draw:text-style-name="P7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5" draw:style-name="gr15" draw:text-style-name="P19" draw:layer="layout" svg:width="6.535cm" svg:height="0.552cm" svg:x="16.756cm" svg:y="13.335cm">
          <text:p text:style-name="P18"><text:span text:style-name="T9">&lt; </text:span><text:span text:style-name="T10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5" presentation:style-name="pr7" draw:text-style-name="P13" draw:layer="layout" svg:width="1.523cm" svg:height="1.092cm" svg:x="23.495cm" svg:y="13.335cm" presentation:class="page-number" presentation:user-transformed="true">
          <draw:text-box>
            <text:p text:style-name="P12"><text:span text:style-name="T11"><text:page-number>&lt;número&gt;</text:page-number></text:span></text:p>
          </draw:text-box>
        </draw:frame>
        <draw:frame draw:style-name="gr16" draw:text-style-name="P20" draw:layer="layout" svg:width="8.886cm" svg:height="9cm" svg:x="15cm" svg:y="3.5cm">
          <draw:image xlink:href="Pictures/10000000000003200000025817CD63F3.png" xlink:type="simple" xlink:show="embed" xlink:actuate="onLoad" draw:mime-type="image/png">
            <text:p/>
          </draw:image>
        </draw:frame>
        <presentation:notes draw:style-name="dp4">
          <draw:frame draw:name="Google Shape;241;gb362c99501_0_120:notes 4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5" draw:style-name="gr7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background" style:display-name="1_Title Slide_-background" style:family="presentation">
      <style:graphic-properties draw:stroke="none" draw:fill="solid" draw:fill-color="#ffffff"/>
      <style:text-properties style:letter-kerning="true"/>
    </style:style>
    <style:style style:name="_31__5f_Title_20_Slide_5f_-backgroundobjects" style:display-name="1_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-notes" style:display-name="1_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1" style:display-name="1_Title Slide_-outline1" style:family="presentation">
      <style:graphic-properties draw:stroke="none" draw:fill="none" draw:auto-grow-height="false" draw:fit-to-size="false" style:shrink-to-fit="true">
        <text:list-style style:name="_31__5f_Title_20_Slide_5f_-outline1" style:display-name="1_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-outline2" style:display-name="1_Title Slide_-outline2" style:family="presentation" style:parent-style-name="_31__5f_Title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3" style:display-name="1_Title Slide_-outline3" style:family="presentation" style:parent-style-name="_31__5f_Title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4" style:display-name="1_Title Slide_-outline4" style:family="presentation" style:parent-style-name="_31__5f_Title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-outline5" style:display-name="1_Title Slide_-outline5" style:family="presentation" style:parent-style-name="_31__5f_Title_20_Slide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-outline6" style:display-name="1_Title Slide_-outline6" style:family="presentation" style:parent-style-name="_31__5f_Title_20_Slide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-outline7" style:display-name="1_Title Slide_-outline7" style:family="presentation" style:parent-style-name="_31__5f_Title_20_Slide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-outline8" style:display-name="1_Title Slide_-outline8" style:family="presentation" style:parent-style-name="_31__5f_Title_20_Slide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-outline9" style:display-name="1_Title Slide_-outline9" style:family="presentation" style:parent-style-name="_31__5f_Title_20_Slide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-subtitle" style:display-name="1_Title Slide_-subtitle" style:family="presentation">
      <style:graphic-properties draw:stroke="none" draw:fill="none" draw:textarea-vertical-align="middle">
        <text:list-style style:name="_31__5f_Title_20_Slide_5f_-subtitle" style:display-name="1_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-title" style:display-name="1_Title Slide_-title" style:family="presentation">
      <style:graphic-properties draw:stroke="none" draw:fill="none" draw:textarea-vertical-align="middle">
        <text:list-style style:name="_31__5f_Title_20_Slide_5f_-title" style:display-name="1_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background" style:display-name="1_Title Slide__-background" style:family="presentation">
      <style:graphic-properties draw:stroke="none" draw:fill="solid" draw:fill-color="#ffffff"/>
      <style:text-properties style:letter-kerning="true"/>
    </style:style>
    <style:style style:name="_31__5f_Title_20_Slide_5f__5f_-backgroundobjects" style:display-name="1_Title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_5f__5f_-notes" style:display-name="1_Title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1" style:display-name="1_Title Slide__-outline1" style:family="presentation">
      <style:graphic-properties draw:stroke="none" draw:fill="none" draw:auto-grow-height="false" draw:fit-to-size="false" style:shrink-to-fit="true">
        <text:list-style style:name="_31__5f_Title_20_Slide_5f__5f_-outline1" style:display-name="1_Title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_5f__5f_-outline2" style:display-name="1_Title Slide__-outline2" style:family="presentation" style:parent-style-name="_31__5f_Title_20_Slide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3" style:display-name="1_Title Slide__-outline3" style:family="presentation" style:parent-style-name="_31__5f_Title_20_Slide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4" style:display-name="1_Title Slide__-outline4" style:family="presentation" style:parent-style-name="_31__5f_Title_20_Slide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_5f__5f_-outline5" style:display-name="1_Title Slide__-outline5" style:family="presentation" style:parent-style-name="_31__5f_Title_20_Slide_5f__5f_-outline4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6" style:display-name="1_Title Slide__-outline6" style:family="presentation" style:parent-style-name="_31__5f_Title_20_Slide_5f__5f_-outline5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7" style:display-name="1_Title Slide__-outline7" style:family="presentation" style:parent-style-name="_31__5f_Title_20_Slide_5f__5f_-outline6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8" style:display-name="1_Title Slide__-outline8" style:family="presentation" style:parent-style-name="_31__5f_Title_20_Slide_5f__5f_-outline7">
      <style:paragraph-properties fo:margin-top="0.1cm" fo:margin-bottom="0cm"/>
      <style:text-properties fo:font-size="20pt" style:font-size-asian="20pt" style:font-size-complex="20pt"/>
    </style:style>
    <style:style style:name="_31__5f_Title_20_Slide_5f__5f_-outline9" style:display-name="1_Title Slide__-outline9" style:family="presentation" style:parent-style-name="_31__5f_Title_20_Slide_5f__5f_-outline8">
      <style:paragraph-properties fo:margin-top="0.1cm" fo:margin-bottom="0cm"/>
      <style:text-properties fo:font-size="20pt" style:font-size-asian="20pt" style:font-size-complex="20pt"/>
    </style:style>
    <style:style style:name="_31__5f_Title_20_Slide_5f__5f_-subtitle" style:display-name="1_Title Slide__-subtitle" style:family="presentation">
      <style:graphic-properties draw:stroke="none" draw:fill="none" draw:textarea-vertical-align="middle">
        <text:list-style style:name="_31__5f_Title_20_Slide_5f__5f_-subtitle" style:display-name="1_Title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_5f__5f_-title" style:display-name="1_Title Slide__-title" style:family="presentation">
      <style:graphic-properties draw:stroke="none" draw:fill="none" draw:textarea-vertical-align="middle">
        <text:list-style style:name="_31__5f_Title_20_Slide_5f__5f_-title" style:display-name="1_Title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4.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_31__5f_Title_20_Slide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_31__5f_Title_20_Slide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_31__5f_Title_20_Slide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_31__5f_Title_20_Slide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_31__5f_Title_20_Slide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_31__5f_Title_20_Slide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" style:display-name="1_Title Slid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0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-title" draw:layer="backgroundobjects" svg:width="16.931cm" svg:height="9.524cm" svg:x="1.059cm" svg:y="1.93cm" presentation:class="page"/>
        <draw:frame presentation:style-name="_31__5f_Title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_5f__5f_" style:display-name="1_Title Slide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5" draw:text-style-name="MP10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13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_5f__5f_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_5f__5f_-title" draw:layer="backgroundobjects" svg:width="16.931cm" svg:height="9.524cm" svg:x="1.059cm" svg:y="1.93cm" presentation:class="page"/>
        <draw:frame presentation:style-name="_31__5f_Title_20_Slide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4T15:10:11.780611980</dc:date>
    <meta:editing-duration>PT2H7M24S</meta:editing-duration>
    <meta:editing-cycles>13</meta:editing-cycles>
    <meta:document-statistic meta:object-count="121"/>
  </office:meta>
</office:document-meta>
</file>